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C0000002FC9A427F3DBCBC270.png" manifest:media-type="image/png"/>
  <manifest:file-entry manifest:full-path="Pictures/100002010000019F000000278776110E112AD914.png" manifest:media-type="image/png"/>
  <manifest:file-entry manifest:full-path="Pictures/10000201000001980000002D2FF64C87E0764346.png" manifest:media-type="image/png"/>
  <manifest:file-entry manifest:full-path="Pictures/10000201000001B90000002A1946E4506FE69A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716ca" officeooo:paragraph-rsid="000716ca"/>
    </style:style>
    <style:style style:name="P2" style:family="paragraph" style:parent-style-name="Standard">
      <style:text-properties officeooo:paragraph-rsid="000716ca"/>
    </style:style>
    <style:style style:name="P3" style:family="paragraph" style:parent-style-name="Standard">
      <style:text-properties fo:font-weight="bold" officeooo:rsid="000716ca" officeooo:paragraph-rsid="000716ca" style:font-weight-asian="bold" style:font-weight-complex="bold"/>
    </style:style>
    <style:style style:name="P4" style:family="paragraph" style:parent-style-name="Standard">
      <style:text-properties officeooo:rsid="000a5da5" officeooo:paragraph-rsid="000a5da5"/>
    </style:style>
    <style:style style:name="P5" style:family="paragraph" style:parent-style-name="Standard">
      <style:text-properties fo:font-weight="normal" officeooo:rsid="000716ca" officeooo:paragraph-rsid="000716ca" style:font-weight-asian="normal" style:font-weight-complex="normal"/>
    </style:style>
    <style:style style:name="P6" style:family="paragraph" style:parent-style-name="Standard">
      <style:text-properties fo:font-weight="normal" officeooo:rsid="00088b3f" officeooo:paragraph-rsid="00088b3f" style:font-weight-asian="normal" style:font-weight-complex="normal"/>
    </style:style>
    <style:style style:name="P7" style:family="paragraph" style:parent-style-name="Standard">
      <style:text-properties officeooo:rsid="000716ca" officeooo:paragraph-rsid="000716ca"/>
    </style:style>
    <style:style style:name="P8" style:family="paragraph" style:parent-style-name="Standard">
      <style:text-properties officeooo:rsid="000716ca" officeooo:paragraph-rsid="000e63ac"/>
    </style:style>
    <style:style style:name="T1" style:family="text">
      <style:text-properties officeooo:rsid="000716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2e8b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a5da5"/>
    </style:style>
    <style:style style:name="T7" style:family="text">
      <style:text-properties officeooo:rsid="000e63ac"/>
    </style:style>
    <style:style style:name="T8" style:family="text">
      <style:text-properties officeooo:rsid="000e6b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.<text:line-break/></text:p>
      <text:p text:style-name="P1">1. Programme:</text:p>
      <text:p text:style-name="P2"><text:span text:style-name="T1"><text:tab/>as : </text:span>serveur d’authentification <text:span text:style-name="T1">( AS ).</text:span></text:p>
      <text:p text:style-name="P2"><text:tab/><text:span text:style-name="T1">tgt : </text:span>serveur d’octroi de ticket <text:span text:style-name="T1">( TGS1 ).</text:span></text:p>
      <text:p text:style-name="P2"><text:tab/><text:span text:style-name="T1">serveur : serveur du service ( V1 )</text:span></text:p>
      <text:p text:style-name="P1"><text:tab/>client : aider Client à décrypter le message encypté par AS.</text:p>
      <text:p text:style-name="P1"/>
      <text:p text:style-name="P8"><text:tab/><text:span text:style-name="T7">createMask.h : créer le mask</text:span></text:p>
      <text:p text:style-name="P8"><text:span text:style-name="T7"><text:tab/>encrypt.h : encypter le message avec une clé appropriée. </text:span></text:p>
      <text:p text:style-name="P8"><text:tab/><text:span text:style-name="T7">decrypt.h : decrypter le message avec une clé appropriée. </text:span></text:p>
      <text:p text:style-name="P8"><text:tab/><text:span text:style-name="T8">intToString.h : convertir integer vers string (car dans linux on n’a pas de la fonction itoa() ).</text:span></text:p>
      <text:p text:style-name="P4"/>
      <text:p text:style-name="P4">2. Compile</text:p>
      <text:p text:style-name="P4"><text:tab/>gcc -Wall as.c -o as</text:p>
      <text:p text:style-name="P4"><text:tab/>gcc -Wall tgt.c -o tgt</text:p>
      <text:p text:style-name="P4"><text:tab/>gcc -Wall serveur.c -o serveur</text:p>
      <text:p text:style-name="P4"><text:tab/>gcc -Wall client.c -o client</text:p>
      <text:p text:style-name="P4"><text:s/></text:p>
      <text:p text:style-name="P1"><text:span text:style-name="T6">3</text:span>. Syntax</text:p>
      <text:p text:style-name="P1"><draw:frame draw:style-name="fr1" draw:name="Image1" text:anchor-type="paragraph" svg:x="0.0339in" svg:y="0.1043in" svg:width="4.3228in" svg:height="0.4063in" draw:z-index="0"><draw:image xlink:href="Pictures/100002010000019F000000278776110E112AD914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paragraph" svg:x="0.0374in" svg:y="0in" svg:width="4.5937in" svg:height="0.4374in" draw:z-index="1"><draw:image xlink:href="Pictures/10000201000001B90000002A1946E4506FE69AF5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paragraph" svg:x="0.0354in" svg:y="0in" svg:width="4.25in" svg:height="0.4689in" draw:z-index="2"><draw:image xlink:href="Pictures/10000201000001980000002D2FF64C87E0764346.png" xlink:type="simple" xlink:show="embed" xlink:actuate="onLoad" loext:mime-type="image/png"/></draw:frame></text:p>
      <text:p text:style-name="P1"/>
      <text:p text:style-name="P1"/>
      <text:p text:style-name="P1"><draw:frame draw:style-name="fr1" draw:name="Image4" text:anchor-type="paragraph" svg:x="0.039in" svg:y="0in" svg:width="4.6252in" svg:height="0.4898in" draw:z-index="3"><draw:image xlink:href="Pictures/10000201000001BC0000002FC9A427F3DBCBC270.png" xlink:type="simple" xlink:show="embed" xlink:actuate="onLoad" loext:mime-type="image/png"/></draw:frame></text:p>
      <text:p text:style-name="P1"/>
      <text:p text:style-name="P1"/>
      <text:p text:style-name="P1">J’ai décidé de faire comme ça et je pense le syntax est pas mal.</text:p>
      <text:p text:style-name="P1">(Car si on fait par exemple</text:p>
      <text:p text:style-name="P1"><text:span text:style-name="T2">./client <text:s text:c="2"/>keyClient <text:s text:c="3"/>Aqs;anks;:.lkfq@,efezf</text:span> <text:s text:c="5"/></text:p>
      <text:p text:style-name="P1"><text:span text:style-name="T2">argv[2] = <text:s/>Aqs</text:span>, ça veut dire il va être coupé avant des symboles spéciaux </text:p>
      <text:p text:style-name="P1"/>
      <text:p text:style-name="P1">et un autre point si on fait </text:p>
      <text:p text:style-name="P3">./client</text:p>
      <text:p text:style-name="P3">keyClient-Aqs;anks;:.lkfq@,efezf </text:p>
      <text:p text:style-name="P1">si on utilise <text:span text:style-name="T2">strtok </text:span><text:span text:style-name="T3">, la 2ème chaîne de charactère sera <text:s/></text:span><text:span text:style-name="T2">Aqs </text:span><text:span text:style-name="T3">,ça veut dire il va être coupé avant des symboles spéciaux aussi.)</text:span></text:p>
      <text:p text:style-name="P5"/>
      <text:p text:style-name="P1"><text:span text:style-name="T4">4</text:span><text:span text:style-name="T3">. <text:s/></text:span><text:span text:style-name="T4">Petite modification dans la question 3</text:span></text:p>
      <text:p text:style-name="P5">Dans la question 3 de la partie 2, le prof a dit la commande: </text:p>
      <text:p text:style-name="P1"><text:span text:style-name="T5">serveur </text:span><text:span text:style-name="T3"><text:s text:c="5"/>IDC-ADC-</text:span><text:span text:style-name="T2">IDV</text:span><text:span text:style-name="T3">-TicketV</text:span></text:p>
      <text:p text:style-name="P6">Mais je crois c’est pas nécessaire d’ajouter IDV dans ce cas. (selon le schéma au debut de la partie 2). <text:s/>Car le serveur ici est nommé V1 et il peut comparer son IDv avec le Idv dans le ticketV envoyé par le clien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22:37:21.333773190</meta:creation-date>
    <meta:generator>LibreOffice/6.1.5.2$Linux_X86_64 LibreOffice_project/10$Build-2</meta:generator>
    <dc:date>2019-11-05T23:23:50.524781382</dc:date>
    <meta:editing-duration>PT22M41S</meta:editing-duration>
    <meta:editing-cycles>5</meta:editing-cycles>
    <meta:document-statistic meta:table-count="0" meta:image-count="4" meta:object-count="0" meta:page-count="1" meta:paragraph-count="29" meta:word-count="238" meta:character-count="1334" meta:non-whitespace-character-count="1083"/>
  </office:meta>
</office:document-meta>
</file>